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string">
            <text:p>Two</text:p>
          </table:table-cell>
          <table:table-cell office:value-type="string">
            <text:p>Four</text:p>
          </table:table-cell>
          <table:table-cell office:value-type="string">
            <text:p>Five</text:p>
          </table:table-cell>
          <table:table-cell table:number-columns-repeated="1021"/>
        </table:table-row>
        <table:table-row table:style-name="ro1">
          <table:table-cell office:value-type="string">
            <text:p>Three</text:p>
          </table:table-cell>
          <table:table-cell office:value-type="string">
            <text:p>Five</text:p>
          </table:table-cell>
          <table:table-cell office:value-type="string">
            <text:p>Six</text:p>
          </table:table-cell>
          <table:table-cell table:number-columns-repeated="1021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45in" fo:margin-left="0in" fo:margin-right="0in" fo:margin-bottom="0.2972in"/>
      </style:header-style>
      <style:footer-style>
        <style:header-footer-properties fo:min-height="0.45in" fo:margin-left="0in" fo:margin-right="0in" fo:margin-top="0.2972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Header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